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2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Liberation 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ZIO-Hea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B_8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B_15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B_9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B_1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DD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_1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_15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_5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_6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B_5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_7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B_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CD_1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_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D_15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_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F_1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DD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F_1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ND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_6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E_1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_1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F_1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_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E_1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F_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F_15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B_6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G_1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B_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G_9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E_8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D_1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E_7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D_1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D_1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_1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_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E_1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E_1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_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E_15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B_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B_1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E_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B_1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tConn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_8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OREF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_9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C_1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_1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C_1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PD_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GND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PG_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VIN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PG_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A_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PD_7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C_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PD_6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PC_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PD_5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PF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PD_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PF_5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PD_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PF_1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GND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NotConn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PE_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PA_7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PE_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PF_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PE_5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PH_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PE_6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PH_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PE_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GND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PF_8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PD_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PF_7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PD_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PF_9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PG_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PG_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 table:number-rows-repeated="3">
          <table:table-cell/>
          <table:table-cell table:style-name="ce1"/>
          <table:table-cell table:number-columns-repeated="3"/>
        </table:table-row>
        <table:table-row table:style-name="ro1" table:number-rows-repeated="3">
          <table:table-cell/>
          <table:table-cell table:style-name="ce4"/>
          <table:table-cell table:number-columns-repeated="3"/>
        </table:table-row>
        <table:table-row table:style-name="ro1">
          <table:table-cell/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.00.0000</text:date>, <text:time style:data-style-name="N2" text:time-value="14:09:58.484440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1:52:40.398462620</meta:creation-date>
    <dc:date>2016-07-27T14:11:52.853064263</dc:date>
    <meta:editing-duration>PT27M35S</meta:editing-duration>
    <meta:editing-cycles>11</meta:editing-cycles>
    <meta:generator>LibreOffice/4.2.8.2$Linux_X86_64 LibreOffice_project/420m0$Build-2</meta:generator>
    <meta:document-statistic meta:table-count="1" meta:cell-count="506" meta:object-count="0"/>
  </office:meta>
</office:document-meta>
</file>